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788" calcext:value-type="float">
            <text:p>15788</text:p>
          </table:table-cell>
          <table:table-cell office:value-type="float" office:value="1.103666425" calcext:value-type="float">
            <text:p>1,103666425</text:p>
          </table:table-cell>
          <table:table-cell office:value-type="float" office:value="0.5795211792" calcext:value-type="float">
            <text:p>0,5795211792</text:p>
          </table:table-cell>
          <table:table-cell office:value-type="float" office:value="0.00153886457" calcext:value-type="float">
            <text:p>0,0015388646</text:p>
          </table:table-cell>
          <table:table-cell office:value-type="float" office:value="0.0001309671934" calcext:value-type="float">
            <text:p>0,00013096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861" calcext:value-type="float">
            <text:p>15861</text:p>
          </table:table-cell>
          <table:table-cell office:value-type="float" office:value="1.164838195" calcext:value-type="float">
            <text:p>1,164838195</text:p>
          </table:table-cell>
          <table:table-cell office:value-type="float" office:value="0.5840830803" calcext:value-type="float">
            <text:p>0,5840830803</text:p>
          </table:table-cell>
          <table:table-cell office:value-type="float" office:value="0.001661941526" calcext:value-type="float">
            <text:p>0,0016619415</text:p>
          </table:table-cell>
          <table:table-cell table:style-name="ce1" office:value-type="float" office:value="0.00006517417933" calcext:value-type="float">
            <text:p>6,52E-0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966" calcext:value-type="float">
            <text:p>15966</text:p>
          </table:table-cell>
          <table:table-cell office:value-type="float" office:value="1.211966872" calcext:value-type="float">
            <text:p>1,211966872</text:p>
          </table:table-cell>
          <table:table-cell office:value-type="float" office:value="0.5380302072" calcext:value-type="float">
            <text:p>0,5380302072</text:p>
          </table:table-cell>
          <table:table-cell office:value-type="float" office:value="0.001683392678" calcext:value-type="float">
            <text:p>0,0016833927</text:p>
          </table:table-cell>
          <table:table-cell office:value-type="float" office:value="0.0001618646784" calcext:value-type="float">
            <text:p>0,00016186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093" calcext:value-type="float">
            <text:p>16093</text:p>
          </table:table-cell>
          <table:table-cell office:value-type="float" office:value="1.076679587" calcext:value-type="float">
            <text:p>1,076679587</text:p>
          </table:table-cell>
          <table:table-cell office:value-type="float" office:value="0.5993663669" calcext:value-type="float">
            <text:p>0,5993663669</text:p>
          </table:table-cell>
          <table:table-cell office:value-type="float" office:value="0.00073869474" calcext:value-type="float">
            <text:p>0,0007386947</text:p>
          </table:table-cell>
          <table:table-cell table:style-name="ce1" office:value-type="float" office:value="0.00003211716466" calcext:value-type="float">
            <text:p>3,21E-0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164" calcext:value-type="float">
            <text:p>16164</text:p>
          </table:table-cell>
          <table:table-cell office:value-type="float" office:value="1.194075346" calcext:value-type="float">
            <text:p>1,194075346</text:p>
          </table:table-cell>
          <table:table-cell office:value-type="float" office:value="0.5787890553" calcext:value-type="float">
            <text:p>0,5787890553</text:p>
          </table:table-cell>
          <table:table-cell office:value-type="float" office:value="0.001214989112" calcext:value-type="float">
            <text:p>0,0012149891</text:p>
          </table:table-cell>
          <table:table-cell table:style-name="ce1" office:value-type="float" office:value="0.00003197339902" calcext:value-type="float">
            <text:p>3,20E-0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275" calcext:value-type="float">
            <text:p>16275</text:p>
          </table:table-cell>
          <table:table-cell office:value-type="float" office:value="1.049947023" calcext:value-type="float">
            <text:p>1,049947023</text:p>
          </table:table-cell>
          <table:table-cell office:value-type="float" office:value="0.582413137" calcext:value-type="float">
            <text:p>0,582413137</text:p>
          </table:table-cell>
          <table:table-cell office:value-type="float" office:value="0.0003175006423" calcext:value-type="float">
            <text:p>0,0003175006</text:p>
          </table:table-cell>
          <table:table-cell table:style-name="ce1" office:value-type="float" office:value="0.0000317500635" calcext:value-type="float">
            <text:p>3,18E-0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295" calcext:value-type="float">
            <text:p>16295</text:p>
          </table:table-cell>
          <table:table-cell office:value-type="float" office:value="1.139216304" calcext:value-type="float">
            <text:p>1,139216304</text:p>
          </table:table-cell>
          <table:table-cell office:value-type="float" office:value="0.5982686877" calcext:value-type="float">
            <text:p>0,5982686877</text:p>
          </table:table-cell>
          <table:table-cell office:value-type="float" office:value="0.0004756619746" calcext:value-type="float">
            <text:p>0,000475662</text:p>
          </table:table-cell>
          <table:table-cell table:style-name="ce1" office:value-type="float" office:value="0.00003171079879" calcext:value-type="float">
            <text:p>3,17E-0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327" calcext:value-type="float">
            <text:p>16327</text:p>
          </table:table-cell>
          <table:table-cell office:value-type="float" office:value="1.208762884" calcext:value-type="float">
            <text:p>1,208762884</text:p>
          </table:table-cell>
          <table:table-cell office:value-type="float" office:value="0.5932444334" calcext:value-type="float">
            <text:p>0,5932444334</text:p>
          </table:table-cell>
          <table:table-cell office:value-type="float" office:value="0.001392581384" calcext:value-type="float">
            <text:p>0,0013925814</text:p>
          </table:table-cell>
          <table:table-cell table:style-name="ce1" office:value-type="float" office:value="0.00003164957525" calcext:value-type="float">
            <text:p>3,16E-0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505" calcext:value-type="float">
            <text:p>16505</text:p>
          </table:table-cell>
          <table:table-cell office:value-type="float" office:value="1.126956105" calcext:value-type="float">
            <text:p>1,126956105</text:p>
          </table:table-cell>
          <table:table-cell office:value-type="float" office:value="0.5946775079" calcext:value-type="float">
            <text:p>0,5946775079</text:p>
          </table:table-cell>
          <table:table-cell office:value-type="float" office:value="0.0008138734265" calcext:value-type="float">
            <text:p>0,0008138734</text:p>
          </table:table-cell>
          <table:table-cell table:style-name="ce1" office:value-type="float" office:value="0.00003130282494" calcext:value-type="float">
            <text:p>3,13E-0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597" calcext:value-type="float">
            <text:p>16597</text:p>
          </table:table-cell>
          <table:table-cell office:value-type="float" office:value="1.080278873" calcext:value-type="float">
            <text:p>1,080278873</text:p>
          </table:table-cell>
          <table:table-cell office:value-type="float" office:value="0.5863357782" calcext:value-type="float">
            <text:p>0,5863357782</text:p>
          </table:table-cell>
          <table:table-cell office:value-type="float" office:value="0.0003735757491" calcext:value-type="float">
            <text:p>0,0003735757</text:p>
          </table:table-cell>
          <table:table-cell table:style-name="ce1" office:value-type="float" office:value="0.00003113131243" calcext:value-type="float">
            <text:p>3,11E-005</text:p>
          </table:table-cell>
        </table:table-row>
        <table:table-row table:style-name="ro1">
          <table:table-cell table:number-columns-repeated="2"/>
          <table:table-cell table:formula="of:=AVERAGE([.C2:.C11])" office:value-type="float" office:value="1.1356387614" calcext:value-type="float">
            <text:p>1,1356387614</text:p>
          </table:table-cell>
          <table:table-cell table:formula="of:=AVERAGE([.D2:.D11])" office:value-type="float" office:value="0.58347294331" calcext:value-type="float">
            <text:p>0,5834729433</text:p>
          </table:table-cell>
          <table:table-cell table:formula="of:=AVERAGE([.E2:.E11])" office:value-type="float" office:value="0.00102110758025" calcext:value-type="float">
            <text:p>0,0010211076</text:p>
          </table:table-cell>
          <table:table-cell table:formula="of:=AVERAGE([.F2:.F11])" office:value-type="float" office:value="0.000057964118972" calcext:value-type="float">
            <text:p>5,7964118972E-005</text:p>
          </table:table-cell>
        </table:table-row>
        <table:table-row table:style-name="ro1" table:number-rows-repeated="104856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7T17:35:54.233790610</meta:creation-date>
    <dc:date>2014-01-27T17:39:38.565327670</dc:date>
    <meta:editing-duration>P0D</meta:editing-duration>
    <meta:editing-cycles>1</meta:editing-cycles>
    <meta:document-statistic meta:table-count="1" meta:cell-count="70" meta:object-count="0"/>
    <meta:generator>LibreOffice/4.1.4.2$Linux_X86_64 LibreOffice_project/410m0$Build-2</meta:generator>
  </office:meta>
</office:document-meta>
</file>